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0.746cm"/>
          <style:tab-stop style:position="1.515cm"/>
          <style:tab-stop style:position="2.261cm"/>
          <style:tab-stop style:position="3.007cm"/>
          <style:tab-stop style:position="3.752cm"/>
          <style:tab-stop style:position="4.546cm"/>
          <style:tab-stop style:position="5.292cm"/>
          <style:tab-stop style:position="5.988cm"/>
          <style:tab-stop style:position="6.735cm"/>
        </style:tab-stops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language="en" fo:country="none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0.746cm"/>
          <style:tab-stop style:position="1.515cm"/>
          <style:tab-stop style:position="2.261cm"/>
          <style:tab-stop style:position="3.007cm"/>
          <style:tab-stop style:position="3.752cm"/>
          <style:tab-stop style:position="4.546cm"/>
          <style:tab-stop style:position="5.292cm"/>
          <style:tab-stop style:position="5.988cm"/>
          <style:tab-stop style:position="6.735cm"/>
        </style:tab-stops>
      </style:paragraph-properties>
      <style:text-properties fo:language="en" fo:country="none"/>
    </style:style>
    <style:style style:name="P13" style:family="paragraph" style:parent-style-name="Standard">
      <style:paragraph-properties>
        <style:tab-stops>
          <style:tab-stop style:position="0.746cm"/>
          <style:tab-stop style:position="1.49cm"/>
          <style:tab-stop style:position="2.309cm"/>
          <style:tab-stop style:position="3.007cm"/>
          <style:tab-stop style:position="3.776cm"/>
          <style:tab-stop style:position="4.523cm"/>
        </style:tab-stops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0.746cm"/>
          <style:tab-stop style:position="1.515cm"/>
          <style:tab-stop style:position="2.261cm"/>
          <style:tab-stop style:position="3.007cm"/>
          <style:tab-stop style:position="3.752cm"/>
          <style:tab-stop style:position="4.546cm"/>
          <style:tab-stop style:position="5.292cm"/>
          <style:tab-stop style:position="5.988cm"/>
          <style:tab-stop style:position="6.735cm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0.746cm"/>
          <style:tab-stop style:position="1.49cm"/>
          <style:tab-stop style:position="2.309cm"/>
          <style:tab-stop style:position="3.007cm"/>
          <style:tab-stop style:position="3.776cm"/>
          <style:tab-stop style:position="4.523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0.746cm"/>
          <style:tab-stop style:position="1.515cm"/>
          <style:tab-stop style:position="2.261cm"/>
          <style:tab-stop style:position="3.007cm"/>
          <style:tab-stop style:position="3.752cm"/>
          <style:tab-stop style:position="4.546cm"/>
          <style:tab-stop style:position="5.292cm"/>
          <style:tab-stop style:position="5.988cm"/>
          <style:tab-stop style:position="6.735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0.746cm"/>
          <style:tab-stop style:position="1.515cm"/>
          <style:tab-stop style:position="2.261cm"/>
          <style:tab-stop style:position="3.007cm"/>
          <style:tab-stop style:position="3.752cm"/>
          <style:tab-stop style:position="4.546cm"/>
          <style:tab-stop style:position="5.292cm"/>
          <style:tab-stop style:position="5.988cm"/>
          <style:tab-stop style:position="6.735cm"/>
        </style:tab-stops>
      </style:paragraph-properties>
      <style:text-properties fo:color="#000000" fo:language="en" fo:country="none"/>
    </style:style>
    <style:style style:name="P18" style:family="paragraph" style:parent-style-name="Standard">
      <style:paragraph-properties>
        <style:tab-stops>
          <style:tab-stop style:position="0.746cm"/>
          <style:tab-stop style:position="1.515cm"/>
          <style:tab-stop style:position="2.261cm"/>
          <style:tab-stop style:position="3.007cm"/>
          <style:tab-stop style:position="3.752cm"/>
          <style:tab-stop style:position="4.546cm"/>
          <style:tab-stop style:position="5.292cm"/>
          <style:tab-stop style:position="5.988cm"/>
          <style:tab-stop style:position="6.735cm"/>
        </style:tab-stops>
      </style:paragraph-properties>
      <style:text-properties fo:color="#000000" fo:font-size="12pt" fo:language="en" fo:country="none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0" style:family="paragraph" style:parent-style-name="Standard">
      <style:paragraph-properties>
        <style:tab-stops>
          <style:tab-stop style:position="0.746cm"/>
          <style:tab-stop style:position="1.515cm"/>
          <style:tab-stop style:position="2.261cm"/>
          <style:tab-stop style:position="3.007cm"/>
          <style:tab-stop style:position="3.752cm"/>
          <style:tab-stop style:position="4.546cm"/>
          <style:tab-stop style:position="5.292cm"/>
          <style:tab-stop style:position="5.988cm"/>
          <style:tab-stop style:position="6.735cm"/>
        </style:tab-stops>
      </style:paragraph-properties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24" style:family="paragraph" style:parent-style-name="Standard" style:list-style-name="L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language="en" fo:country="none" style:font-size-asian="12pt" style:font-size-complex="12pt"/>
    </style:style>
    <style:style style:name="P27" style:family="paragraph" style:parent-style-name="Standard" style:list-style-name="L2">
      <style:paragraph-properties>
        <style:tab-stops>
          <style:tab-stop style:position="0.746cm"/>
          <style:tab-stop style:position="1.515cm"/>
          <style:tab-stop style:position="2.261cm"/>
          <style:tab-stop style:position="3.007cm"/>
          <style:tab-stop style:position="3.752cm"/>
          <style:tab-stop style:position="4.546cm"/>
          <style:tab-stop style:position="5.292cm"/>
          <style:tab-stop style:position="5.988cm"/>
          <style:tab-stop style:position="6.735cm"/>
        </style:tab-stops>
      </style:paragraph-properties>
      <style:text-properties fo:color="#000000" fo:font-size="12pt" fo:language="en" fo:country="none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>
        <style:tab-stops>
          <style:tab-stop style:position="0.746cm"/>
          <style:tab-stop style:position="1.515cm"/>
          <style:tab-stop style:position="2.261cm"/>
          <style:tab-stop style:position="3.007cm"/>
          <style:tab-stop style:position="3.752cm"/>
          <style:tab-stop style:position="4.546cm"/>
          <style:tab-stop style:position="5.292cm"/>
          <style:tab-stop style:position="5.988cm"/>
          <style:tab-stop style:position="6.735cm"/>
        </style:tab-stops>
      </style:paragraph-properties>
      <style:text-properties fo:color="#000000" fo:language="en" fo:country="none"/>
    </style:style>
    <style:style style:name="P29" style:family="paragraph" style:parent-style-name="Standard" style:list-style-name="L3">
      <style:text-properties fo:color="#ff0000" style:text-underline-style="none"/>
    </style:style>
    <style:style style:name="P30" style:family="paragraph" style:parent-style-name="Standard" style:list-style-name="L3">
      <style:text-properties fo:color="#ff0000" fo:language="en" fo:country="none" style:text-underline-style="none"/>
    </style:style>
    <style:style style:name="P31" style:family="paragraph" style:parent-style-name="Standard">
      <style:paragraph-properties>
        <style:tab-stops>
          <style:tab-stop style:position="0.746cm"/>
          <style:tab-stop style:position="1.515cm"/>
          <style:tab-stop style:position="2.261cm"/>
          <style:tab-stop style:position="3.007cm"/>
          <style:tab-stop style:position="3.752cm"/>
          <style:tab-stop style:position="4.546cm"/>
          <style:tab-stop style:position="5.292cm"/>
          <style:tab-stop style:position="5.988cm"/>
          <style:tab-stop style:position="6.735cm"/>
        </style:tab-stops>
      </style:paragraph-properties>
      <style:text-properties fo:language="en" fo:country="none"/>
    </style:style>
    <style:style style:name="P32" style:family="paragraph" style:parent-style-name="Standard">
      <style:paragraph-properties>
        <style:tab-stops>
          <style:tab-stop style:position="0.746cm"/>
          <style:tab-stop style:position="1.515cm"/>
          <style:tab-stop style:position="2.261cm"/>
          <style:tab-stop style:position="3.007cm"/>
          <style:tab-stop style:position="3.752cm"/>
          <style:tab-stop style:position="4.546cm"/>
          <style:tab-stop style:position="5.292cm"/>
          <style:tab-stop style:position="5.988cm"/>
          <style:tab-stop style:position="6.735cm"/>
        </style:tab-stops>
      </style:paragraph-properties>
    </style:style>
    <style:style style:name="P33" style:family="paragraph" style:parent-style-name="Standard">
      <style:paragraph-properties>
        <style:tab-stops>
          <style:tab-stop style:position="0.746cm"/>
          <style:tab-stop style:position="1.49cm"/>
          <style:tab-stop style:position="2.309cm"/>
          <style:tab-stop style:position="3.007cm"/>
          <style:tab-stop style:position="3.776cm"/>
          <style:tab-stop style:position="4.523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Lohit Hindi1" style:font-size-complex="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roid Sans" style:font-size-asian="10pt" style:font-style-asian="normal" style:font-weight-asian="normal" style:font-name-complex="Lohit Hind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fo:color="#008000" style:text-outline="false" style:text-line-through-style="none" style:font-name="Arial1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Lohit Hindi1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fo:language="en" fo:country="none"/>
    </style:style>
    <style:style style:name="T7" style:family="text">
      <style:text-properties fo:color="#ff0000" fo:language="en" fo:country="none" style:text-underline-style="none"/>
    </style:style>
    <style:style style:name="T8" style:family="text">
      <style:text-properties fo:color="#ff0000" style:text-underline-style="none"/>
    </style:style>
    <style:style style:name="T9" style:family="text"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color="#ff0000" fo:font-size="12pt" fo:language="en" fo:country="none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0000" fo:background-color="transparent" style:font-size-asian="10.5pt"/>
    </style:style>
    <style:style style:name="T12" style:family="text">
      <style:text-properties fo:color="#008000"/>
    </style:style>
    <style:style style:name="T13" style:family="text">
      <style:text-properties fo:color="#008000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color="#008000" fo:font-size="12pt" fo:language="en" fo:country="none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008000" fo:language="en" fo:country="none"/>
    </style:style>
    <style:style style:name="T16" style:family="text">
      <style:text-properties fo:color="#008000" fo:background-color="transparent" style:font-size-asian="10.5pt"/>
    </style:style>
    <style:style style:name="T17" style:family="text">
      <style:text-properties fo:color="#000000"/>
    </style:style>
    <style:style style:name="T18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size="12pt" fo:language="en" fo:country="none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000000" fo:language="en" fo:country="none"/>
    </style:style>
    <style:style style:name="T21" style:family="text">
      <style:text-properties fo:color="#000000" fo:background-color="transparent" style:font-size-asian="10.5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00ff"/>
    </style:style>
    <style:style style:name="T2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style:use-window-font-color="true" style:text-outline="false" style:text-line-through-style="none" style:font-name="Arial1" fo:font-style="normal" fo:text-shadow="none" style:letter-kerning="tru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30" style:family="text">
      <style:text-properties fo:color="#800000"/>
    </style:style>
    <style:style style:name="T31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font-name="Arial1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Lohit Hindi1" style:font-size-complex="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Lohit Hindi1" style:font-size-complex="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roid Sans" style:font-size-asian="10pt" style:font-style-asian="normal" style:font-weight-asian="normal" style:font-name-complex="Lohit Hind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00" style:text-outline="false" style:text-line-through-style="none" style:font-name="Arial1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Lohit Hindi1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00dc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5000b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5000b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dash" draw:stroke-dash="Ultrafine_20_Dashed" svg:stroke-width="0cm" svg:stroke-color="#000000" draw:marker-start="" draw:marker-start-width="0.199cm" draw:marker-start-center="false" draw:marker-end="Arrow" draw:marker-end-width="0.3cm" draw:marker-end-center="false" draw:fill="none" draw:fill-color="#c5000b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Fine_20_Dashed" svg:stroke-width="0cm" svg:stroke-color="#008000" draw:marker-start="" draw:marker-start-width="0.199cm" draw:marker-start-center="false" draw:marker-end="Arrow" draw:marker-end-width="0.3cm" draw:marker-end-center="false" draw:fill="none" draw:fill-color="#c5000b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Fine_20_Dashed" svg:stroke-width="0cm" svg:stroke-color="#008000" draw:marker-start="" draw:marker-start-width="0.199cm" draw:marker-start-center="false" draw:marker-end="" draw:marker-end-width="0.199cm" draw:marker-end-center="false" draw:fill="none" draw:fill-color="#c5000b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Fine_20_Dotted" svg:stroke-width="0cm" svg:stroke-color="#000000" draw:marker-start="" draw:marker-start-width="0.199cm" draw:marker-start-center="false" draw:marker-end="" draw:marker-end-width="0.199cm" draw:marker-end-center="false" draw:fill="none" draw:fill-color="#c5000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Ultrafine_20_Dashed" svg:stroke-width="0cm" svg:stroke-color="#808080" draw:marker-start="" draw:marker-start-width="0.199cm" draw:marker-start-center="false" draw:marker-end="Arrow" draw:marker-end-width="0.3cm" draw:marker-end-center="false" draw:fill="none" draw:fill-color="#c5000b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Ultrafine_20_Dotted_20__28_var_29_" svg:stroke-width="0cm" svg:stroke-color="#808080" draw:marker-start="" draw:marker-start-width="0.199cm" draw:marker-start-center="false" draw:marker-end="" draw:marker-end-width="0.199cm" draw:marker-end-center="false" draw:fill="none" draw:fill-color="#c5000b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pecification of SDK3.0 libNetWork</text:p>
      <text:p text:style-name="P1"/>
      <text:p text:style-name="P1"/>
      <text:p text:style-name="P1">ringBuffer :</text:p>
      <text:p text:style-name="Standard"/>
      <text:p text:style-name="Standard">new(int cellSize, int cellNb) </text:p>
      <text:p text:style-name="Standard">new(int cellSize, int cellNb, int overwriting) </text:p>
      <text:p text:style-name="Standard">delete()</text:p>
      <text:p text:style-name="Standard">int pushBack(void* data) // return error if full</text:p>
      <text:p text:style-name="Standard">int popFront(void* popData) // return 0 if empty</text:p>
      <text:p text:style-name="Standard">uint getFreeCellNb()</text:p>
      <text:p text:style-name="Standard">int isEmpty() // return 1 if is empty</text:p>
      <text:p text:style-name="Standard">void* front() // don't delete the data</text:p>
      <text:p text:style-name="P2">void clean() // clean all data</text:p>
      <text:p text:style-name="P1"/>
      <text:p text:style-name="P1"/>
      <text:p text:style-name="P23"/>
      <text:p text:style-name="P1">libNetWork :</text:p>
      <text:p text:style-name="P3"/>
      <text:p text:style-name="P3"><draw:g text:anchor-type="paragraph" draw:z-index="0" draw:style-name="gr1"><draw:custom-shape draw:style-name="gr2" draw:text-style-name="P35" svg:width="8.801cm" svg:height="6.702cm" svg:x="8.8cm" svg:y="3.902cm"><text:p text:style-name="P34"><text:span text:style-name="T31">sender</text:span></text:p><draw:enhanced-geometry svg:viewBox="0 0 21600 21600" draw:type="rectangle" draw:enhanced-path="M 0 0 L 21600 0 21600 21600 0 21600 0 0 Z N"/></draw:custom-shape><draw:custom-shape draw:style-name="gr2" draw:text-style-name="P35" svg:width="8.801cm" svg:height="6.702cm" svg:x="0cm" svg:y="3.902cm"><text:p text:style-name="P34"><text:span text:style-name="T31">receiver</text:span></text:p><draw:enhanced-geometry svg:viewBox="0 0 21600 21600" draw:type="rectangle" draw:enhanced-path="M 0 0 L 21600 0 21600 21600 0 21600 0 0 Z N"/></draw:custom-shape><draw:custom-shape draw:style-name="gr3" draw:text-style-name="P36" svg:width="1.47cm" svg:height="3.301cm" svg:x="11.098cm" svg:y="1.902cm"><text:p text:style-name="P34"><text:span text:style-name="T32">inOutBuffer</text:span></text:p><text:p text:style-name="P34"><text:span text:style-name="T33">- dataWAck</text:span></text:p><text:p text:style-name="P34"><text:span text:style-name="T33">- id = 1</text:span></text:p><draw:enhanced-geometry svg:viewBox="0 0 21600 21600" draw:type="rectangle" draw:enhanced-path="M 0 0 L 21600 0 21600 21600 0 21600 0 0 Z N"/></draw:custom-shape><draw:custom-shape draw:style-name="gr4" draw:text-style-name="P37" svg:width="2.5cm" svg:height="0.701cm" svg:x="12.7cm" svg:y="9.802cm"><text:p text:style-name="P34"><text:span text:style-name="T34">sending</text:span></text:p><draw:enhanced-geometry svg:viewBox="0 0 21600 21600" draw:type="rectangle" draw:enhanced-path="M 0 0 L 21600 0 21600 21600 0 21600 0 0 Z N"/></draw:custom-shape><draw:custom-shape draw:style-name="gr3" draw:text-style-name="P36" svg:width="1.467cm" svg:height="3.301cm" svg:x="13.333cm" svg:y="1.902cm"><text:p text:style-name="P34"><text:span text:style-name="T32">inOutBuffer</text:span></text:p><text:p text:style-name="P34"><text:span text:style-name="T33">- DATA</text:span></text:p><text:p text:style-name="P34"><text:span text:style-name="T33">- id = 2</text:span></text:p><draw:enhanced-geometry svg:viewBox="0 0 21600 21600" draw:type="rectangle" draw:enhanced-path="M 0 0 L 21600 0 21600 21600 0 21600 0 0 Z N"/></draw:custom-shape><draw:custom-shape draw:style-name="gr3" draw:text-style-name="P36" svg:width="1.468cm" svg:height="3.301cm" svg:x="15.402cm" svg:y="1.902cm"><text:p text:style-name="P34"><text:span text:style-name="T32">inOutBuffer</text:span></text:p><text:p text:style-name="P34"><text:span text:style-name="T33">- DATA</text:span></text:p><text:p text:style-name="P34"><text:span text:style-name="T33">- id = 3</text:span></text:p><draw:enhanced-geometry svg:viewBox="0 0 21600 21600" draw:type="rectangle" draw:enhanced-path="M 0 0 L 21600 0 21600 21600 0 21600 0 0 Z N"/></draw:custom-shape><draw:custom-shape draw:style-name="gr3" draw:text-style-name="P36" svg:width="2.901cm" svg:height="1.101cm" svg:x="7.299cm" svg:y="6.802cm"><text:p text:style-name="P34"><text:span text:style-name="T32">inOutBuffer</text:span></text:p><text:p text:style-name="P34"><text:span text:style-name="T33">- Nack</text:span></text:p><text:p text:style-name="P34"><text:span text:style-name="T33">- id = -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36" svg:width="1.468cm" svg:height="3.301cm" svg:x="0.931cm" svg:y="1.902cm"><text:p text:style-name="P34"><text:span text:style-name="T33">inOutBuffer</text:span></text:p><text:p text:style-name="P34"><text:span text:style-name="T33">- DATA</text:span></text:p><text:p text:style-name="P34"><text:span text:style-name="T33">- id = 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36" svg:width="1.465cm" svg:height="3.301cm" svg:x="3.134cm" svg:y="1.902cm"><text:p text:style-name="P34"><text:span text:style-name="T32">inOutBuffer</text:span></text:p><text:p text:style-name="P34"><text:span text:style-name="T33">- dataWAck</text:span></text:p><text:p text:style-name="P34"><text:span text:style-name="T33">- id = 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36" svg:width="1.468cm" svg:height="3.301cm" svg:x="5.131cm" svg:y="1.902cm"><text:p text:style-name="P34"><text:span text:style-name="T32">inOutBuffer</text:span></text:p><text:p text:style-name="P34"><text:span text:style-name="T33">- dataWAck</text:span></text:p><text:p text:style-name="P34"><text:span text:style-name="T33">- id = 6</text:span></text:p><draw:enhanced-geometry svg:viewBox="0 0 21600 21600" draw:type="rectangle" draw:enhanced-path="M 0 0 L 21600 0 21600 21600 0 21600 0 0 Z N"/></draw:custom-shape><draw:custom-shape draw:style-name="gr3" draw:text-style-name="P36" svg:width="2.901cm" svg:height="1.101cm" svg:x="7.299cm" svg:y="8.402cm"><text:p text:style-name="P34"><text:span text:style-name="T32">inOutBuffer</text:span></text:p><text:p text:style-name="P34"><text:span text:style-name="T33">-Nack</text:span></text:p><text:p text:style-name="P34"><text:span text:style-name="T33">- id = -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35" svg:width="0.401cm" svg:height="1.502cm" svg:x="11.599cm" svg:y="0.0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5" draw:text-style-name="P35" svg:width="0.401cm" svg:height="1.5cm" svg:x="13.799cm" svg:y="0.1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5" draw:text-style-name="P35" svg:width="0.401cm" svg:height="1.5cm" svg:x="15.9cm" svg:y="0.1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5" draw:text-style-name="P35" svg:width="0.401cm" svg:height="1.502cm" svg:x="5.752cm" svg:y="-0.007cm"><text:p/>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5" draw:text-style-name="P35" svg:width="0.399cm" svg:height="1.502cm" svg:x="3.662cm" svg:y="-0.007cm"><text:p/>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5" draw:text-style-name="P35" svg:width="0.399cm" svg:height="1.502cm" svg:x="1.362cm" svg:y="-0.007cm"><text:p/>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36" svg:width="2.901cm" svg:height="0.701cm" svg:x="8.8cm" svg:y="5.602cm"><text:p text:style-name="P34"><text:span text:style-name="T33">AckReceived(buffer_id)</text:span></text:p><draw:enhanced-geometry svg:viewBox="0 0 21600 21600" draw:type="rectangle" draw:enhanced-path="M 0 0 L 21600 0 21600 21600 0 21600 0 0 Z N"/></draw:custom-shape><draw:custom-shape draw:style-name="gr5" draw:text-style-name="P35" svg:width="2.701cm" svg:height="2.601cm" svg:x="12.599cm" svg:y="10.8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37" svg:width="2.5cm" svg:height="0.701cm" svg:x="2.561cm" svg:y="9.802cm"><text:p text:style-name="P34"><text:span text:style-name="T34">receiving</text:span></text:p><draw:enhanced-geometry svg:viewBox="0 0 21600 21600" draw:type="rectangle" draw:enhanced-path="M 0 0 L 21600 0 21600 21600 0 21600 0 0 Z N"/></draw:custom-shape><draw:custom-shape draw:style-name="gr5" draw:text-style-name="P35" svg:width="2.701cm" svg:height="2.601cm" svg:x="2.461cm" svg:y="10.802cm"><text:p/>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draw:style-name="gr6" draw:text-style-name="P35" svg:x1="12.899cm" svg:y1="9.002cm" svg:x2="12.899cm" svg:y2="9.802cm"><text:p/></draw:line><draw:line draw:style-name="gr6" draw:text-style-name="P35" svg:x1="13.499cm" svg:y1="8.202cm" svg:x2="13.499cm" svg:y2="9.802cm"><text:p/></draw:line><draw:line draw:style-name="gr6" draw:text-style-name="P35" svg:x1="13.999cm" svg:y1="7.702cm" svg:x2="13.999cm" svg:y2="9.802cm"><text:p/></draw:line><draw:line draw:style-name="gr6" draw:text-style-name="P35" svg:x1="15.099cm" svg:y1="6.603cm" svg:x2="15.099cm" svg:y2="9.803cm"><text:p/></draw:line><draw:line draw:style-name="gr6" draw:text-style-name="P35" svg:x1="14.499cm" svg:y1="6.603cm" svg:x2="14.499cm" svg:y2="9.803cm"><text:p/></draw:line><draw:line draw:style-name="gr7" draw:text-style-name="P35" svg:x1="12.899cm" svg:y1="9.002cm" svg:x2="10.199cm" svg:y2="9.002cm"><text:p/></draw:line><draw:line draw:style-name="gr7" draw:text-style-name="P35" svg:x1="10.199cm" svg:y1="7.301cm" svg:x2="10.799cm" svg:y2="7.301cm"><text:p/></draw:line><draw:line draw:style-name="gr7" draw:text-style-name="P35" svg:x1="11.799cm" svg:y1="5.201cm" svg:x2="11.799cm" svg:y2="7.701cm"><text:p/></draw:line><draw:line draw:style-name="gr7" draw:text-style-name="P35" svg:x1="13.499cm" svg:y1="8.203cm" svg:x2="10.798cm" svg:y2="8.202cm"><text:p/></draw:line><draw:line draw:style-name="gr7" draw:text-style-name="P35" svg:x1="10.799cm" svg:y1="7.301cm" svg:x2="10.798cm" svg:y2="8.2cm"><text:p/></draw:line><draw:line draw:style-name="gr7" draw:text-style-name="P35" svg:x1="13.999cm" svg:y1="7.702cm" svg:x2="11.799cm" svg:y2="7.702cm"><text:p/></draw:line><draw:line draw:style-name="gr7" draw:text-style-name="P35" svg:x1="13.999cm" svg:y1="5.2cm" svg:x2="13.999cm" svg:y2="6.601cm"><text:p/></draw:line><draw:line draw:style-name="gr7" draw:text-style-name="P35" svg:x1="16.099cm" svg:y1="5.2cm" svg:x2="16.099cm" svg:y2="6.601cm"><text:p/></draw:line><draw:line draw:style-name="gr7" draw:text-style-name="P35" svg:x1="14cm" svg:y1="6.603cm" svg:x2="14.5cm" svg:y2="6.603cm"><text:p/></draw:line><draw:line draw:style-name="gr7" draw:text-style-name="P35" svg:x1="15.101cm" svg:y1="6.603cm" svg:x2="16.101cm" svg:y2="6.603cm"><text:p/></draw:line><draw:line draw:style-name="gr6" draw:text-style-name="P35" svg:x1="3.861cm" svg:y1="6.903cm" svg:x2="3.861cm" svg:y2="5.303cm"><text:p/></draw:line><draw:line draw:style-name="gr6" draw:text-style-name="P35" svg:x1="5.899cm" svg:y1="7.903cm" svg:x2="5.899cm" svg:y2="5.303cm"><text:p/></draw:line><draw:line draw:style-name="gr7" draw:text-style-name="P35" svg:x1="3.899cm" svg:y1="7.702cm" svg:x2="3.899cm" svg:y2="9.802cm"><text:p/></draw:line><draw:line draw:style-name="gr8" draw:text-style-name="P35" svg:x1="3.899cm" svg:y1="9.002cm" svg:x2="7.299cm" svg:y2="9.002cm"><text:p/></draw:line><draw:line draw:style-name="gr7" draw:text-style-name="P35" svg:x1="4.799cm" svg:y1="7.903cm" svg:x2="4.799cm" svg:y2="9.803cm"><text:p/></draw:line><draw:line draw:style-name="gr7" draw:text-style-name="P35" svg:x1="5.899cm" svg:y1="7.903cm" svg:x2="4.799cm" svg:y2="7.903cm"><text:p/></draw:line><draw:line draw:style-name="gr8" draw:text-style-name="P35" svg:x1="5.899cm" svg:y1="7.301cm" svg:x2="7.299cm" svg:y2="7.301cm"><text:p/></draw:line><draw:line draw:style-name="gr7" draw:text-style-name="P35" svg:x1="2.999cm" svg:y1="7.903cm" svg:x2="1.699cm" svg:y2="7.903cm"><text:p/></draw:line><draw:line draw:style-name="gr7" draw:text-style-name="P35" svg:x1="2.999cm" svg:y1="7.903cm" svg:x2="2.999cm" svg:y2="9.803cm"><text:p/></draw:line><draw:line draw:style-name="gr6" draw:text-style-name="P35" svg:x1="1.661cm" svg:y1="7.903cm" svg:x2="1.661cm" svg:y2="5.303cm"><text:p/></draw:line><draw:line draw:style-name="gr9" draw:text-style-name="P35" svg:x1="4.299cm" svg:y1="6.001cm" svg:x2="8.799cm" svg:y2="6.001cm"><text:p/></draw:line><draw:line draw:style-name="gr10" draw:text-style-name="P35" svg:x1="4.299cm" svg:y1="9.802cm" svg:x2="4.299cm" svg:y2="7.702cm"><text:p/></draw:line><draw:line draw:style-name="gr10" draw:text-style-name="P35" svg:x1="4.299cm" svg:y1="6.801cm" svg:x2="4.299cm" svg:y2="6.001cm"><text:p/></draw:line><draw:custom-shape draw:style-name="gr11" draw:text-style-name="P38" svg:width="1.601cm" svg:height="0.6cm" svg:x="7.1cm" svg:y="5.303cm"><text:p text:style-name="P34"><text:span text:style-name="T35">Type = ACK</text:span></text:p><draw:enhanced-geometry svg:viewBox="0 0 21600 21600" draw:type="rectangle" draw:enhanced-path="M 0 0 L 21600 0 21600 21600 0 21600 0 0 Z N"/></draw:custom-shape><draw:custom-shape draw:style-name="gr11" draw:text-style-name="P38" svg:width="1.601cm" svg:height="0.602cm" svg:x="10.4cm" svg:y="9.001cm"><text:p text:style-name="P34"><text:span text:style-name="T35">Type = ACK</text:span></text:p><draw:enhanced-geometry svg:viewBox="0 0 21600 21600" draw:type="rectangle" draw:enhanced-path="M 0 0 L 21600 0 21600 21600 0 21600 0 0 Z N"/></draw:custom-shape><draw:custom-shape draw:style-name="gr11" draw:text-style-name="P38" svg:width="1.602cm" svg:height="0.6cm" svg:x="11.098cm" svg:y="8.202cm"><text:p text:style-name="P34"><text:span text:style-name="T35">Type = ACK</text:span></text:p><draw:enhanced-geometry svg:viewBox="0 0 21600 21600" draw:type="rectangle" draw:enhanced-path="M 0 0 L 21600 0 21600 21600 0 21600 0 0 Z N"/></draw:custom-shape><draw:line draw:style-name="gr12" draw:text-style-name="P35" svg:x1="10.299cm" svg:y1="4.504cm" svg:x2="11.099cm" svg:y2="4.504cm"><text:p/></draw:line><draw:line draw:style-name="gr13" draw:text-style-name="P35" svg:x1="10.299cm" svg:y1="5.604cm" svg:x2="10.299cm" svg:y2="4.504cm"><text:p/></draw:line><draw:custom-shape draw:style-name="gr4" draw:text-style-name="P37" svg:width="5.001cm" svg:height="0.701cm" svg:x="1.261cm" svg:y="13.602cm"><text:p text:style-name="P34"><text:span text:style-name="T34">type | BuffId | seq | size |DATA </text:span></text:p><draw:enhanced-geometry svg:viewBox="0 0 21600 21600" draw:type="rectangle" draw:enhanced-path="M 0 0 L 21600 0 21600 21600 0 21600 0 0 Z N"/></draw:custom-shape><draw:custom-shape draw:style-name="gr4" draw:text-style-name="P37" svg:width="5.001cm" svg:height="0.701cm" svg:x="11.499cm" svg:y="13.602cm"><text:p text:style-name="P34"><text:span text:style-name="T34">type | BuffId | seq | size |DATA </text:span></text:p><draw:enhanced-geometry svg:viewBox="0 0 21600 21600" draw:type="rectangle" draw:enhanced-path="M 0 0 L 21600 0 21600 21600 0 21600 0 0 Z N"/></draw:custom-shap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type :</text:p>
      <text:list xml:id="list21532155161" text:style-name="L1">
        <text:list-item>
          <text:list>
            <text:list-item>
              <text:p text:style-name="P24">DATA</text:p>
            </text:list-item>
            <text:list-item>
              <text:p text:style-name="P24">DATA_WITH_ACK</text:p>
            </text:list-item>
            <text:list-item>
              <text:p text:style-name="P24">ACK</text:p>
            </text:list-item>
          </text:list>
        </text:list-item>
      </text:list>
      <text:p text:style-name="P6"/>
      <text:p text:style-name="P6">bufferId : <text:tab/>positive values reserved for input and output buffer</text:p>
      <text:p text:style-name="P6"><text:tab/><text:tab/>negative values reserved for ackBuffer</text:p>
      <text:p text:style-name="P6"/>
      <text:p text:style-name="P9"><text:span text:style-name="T4">seq : </text:span><text:bookmark text:name="result_box1"/><text:span text:style-name="T1">specific to each command</text:span></text:p>
      <text:p text:style-name="P26"/>
      <text:p text:style-name="P26">size: size of the send</text:p>
      <text:p text:style-name="P4"><text:tab/></text:p>
      <text:p text:style-name="P22">PseudoCode </text:p>
      <text:p text:style-name="P3"/>
      <text:p text:style-name="P3">inOutBuffer :</text:p>
      <text:list xml:id="list612204638" text:style-name="L2">
        <text:list-item>
          <text:p text:style-name="P25">id</text:p>
        </text:list-item>
        <text:list-item>
          <text:p text:style-name="P25">ringBuffer* buffer</text:p>
        </text:list-item>
        <text:list-item>
          <text:p text:style-name="P25">type</text:p>
        </text:list-item>
        <text:list-item>
          <text:p text:style-name="P25">sendingWaitTimeMs</text:p>
        </text:list-item>
        <text:list-item>
          <text:p text:style-name="P25">ackTimeoutMs</text:p>
        </text:list-item>
        <text:list-item>
          <text:p text:style-name="P25">nbOfRetry</text:p>
        </text:list-item>
        <text:list-item>
          <text:p text:style-name="P27">bool timeoutCallback( ?) </text:p>
          <text:p text:style-name="P25">------------------</text:p>
        </text:list-item>
        <text:list-item>
          <text:p text:style-name="P25">isWaitingAck</text:p>
        </text:list-item>
        <text:list-item>
          <text:p text:style-name="P25">seqWaitingAck</text:p>
        </text:list-item>
        <text:list-item>
          <text:p text:style-name="P25">waitTimeCount</text:p>
        </text:list-item>
        <text:list-item>
          <text:p text:style-name="P25">ackWaitTimeCount</text:p>
        </text:list-item>
        <text:list-item>
          <text:p text:style-name="P25">retryCount</text:p>
        </text:list-item>
      </text:list>
      <text:p text:style-name="P6"/>
      <text:p text:style-name="P20"><text:span text:style-name="T29">inOutBuffer</text:span><text:span text:style-name="T26">* WithId(int id)</text:span></text:p>
      <text:p text:style-name="P8"/>
      <text:p text:style-name="P10"><text:span text:style-name="T3">receivedAck(</text:span><text:span text:style-name="T4">seqNum</text:span><text:span text:style-name="T3">) :</text:span></text:p>
      <text:p text:style-name="P6"><text:tab/>if( seqNum == seqWaitingAck)</text:p>
      <text:p text:style-name="P6"/>
      <text:p text:style-name="P6"><text:tab/><text:tab/>isWaitingAck = false </text:p>
      <text:p text:style-name="P11"><text:span text:style-name="T5"><text:tab/><text:tab/>buffer.</text:span><text:span text:style-name="T12">pop()</text:span></text:p>
      <text:p text:style-name="P6"><text:tab/>end</text:p>
      <text:p text:style-name="P7">end</text:p>
      <text:p text:style-name="P21"><text:span text:style-name="T27">sender </text:span><text:span text:style-name="T28">: </text:span></text:p>
      <text:list xml:id="list1601821423" text:style-name="L3">
        <text:list-item>
          <text:p text:style-name="P29">inputBuffList</text:p>
        </text:list-item>
        <text:list-item>
          <text:p text:style-name="P30">seq</text:p>
        </text:list-item>
        <text:list-item>
          <text:p text:style-name="P30">buffer</text:p>
        </text:list-item>
      </text:list>
      <text:p text:style-name="Standard"/>
      <text:p text:style-name="P14">run() :</text:p>
      <text:p text:style-name="P16"><text:span text:style-name="T23"><text:tab/></text:span><text:span text:style-name="T22">seq = 1 ;</text:span></text:p>
      <text:p text:style-name="P16"><text:tab/>while(1)</text:p>
      <text:p text:style-name="P16"><text:tab/><text:tab/>wait( 1 ms ) ?</text:p>
      <text:p text:style-name="P16"><text:tab/><text:tab/>for(<text:span text:style-name="T5">fifo</text:span> in <text:span text:style-name="T8">inputBuffList</text:span>)</text:p>
      <text:p text:style-name="P16"><text:tab/><text:tab/><text:tab/><text:span text:style-name="T1">if( </text:span><text:span text:style-name="T6">fifo</text:span><text:span text:style-name="T20">.</text:span><text:span text:style-name="T14">waitTimeCount <text:s/></text:span><text:span text:style-name="T19">&gt; 0 </text:span><text:span text:style-name="T1">)</text:span></text:p>
      <text:p text:style-name="P12"><text:tab/><text:tab/><text:tab/><text:tab/><text:span text:style-name="T5">fifo</text:span><text:span text:style-name="T17">.</text:span><text:span text:style-name="T13">waitTimeCount </text:span><text:span text:style-name="T18">--</text:span></text:p>
      <text:p text:style-name="P18"><text:tab/><text:tab/><text:tab/>end</text:p>
      <text:p text:style-name="P18"/>
      <text:p text:style-name="P16"><text:tab/><text:tab/><text:tab/>if (<text:span text:style-name="T5">fifo</text:span>.<text:span text:style-name="T12">isWaitingAck</text:span>)</text:p>
      <text:p text:style-name="P16"><text:tab/><text:tab/><text:tab/><text:tab/>if <text:s/>(0 == <text:span text:style-name="T5">fifo</text:span>.<text:span text:style-name="T12">ackWaitTime</text:span>)</text:p>
      <text:p text:style-name="P16"><text:span text:style-name="T19"><text:tab/><text:tab/><text:tab/><text:tab/><text:tab/>if (0 == </text:span><text:span text:style-name="T10">fifo</text:span><text:span text:style-name="T19">.</text:span><text:span text:style-name="T14">retryCount</text:span><text:span text:style-name="T19">)</text:span></text:p>
      <text:p text:style-name="P16"><text:span text:style-name="T19"><text:tab/><text:tab/><text:tab/><text:tab/><text:tab/><text:tab/>res = </text:span><text:span text:style-name="T10">fifo</text:span><text:span text:style-name="T19">.</text:span><text:span text:style-name="T14">timeoutCallback</text:span><text:span text:style-name="T19"> ()</text:span></text:p>
      <text:p text:style-name="P18"><text:tab/><text:tab/><text:tab/><text:tab/><text:tab/><text:tab/>if (res)</text:p>
      <text:p text:style-name="P16"><text:span text:style-name="T19"><text:tab/><text:tab/><text:tab/><text:tab/><text:tab/><text:tab/><text:tab/></text:span><text:span text:style-name="T10">fifo</text:span><text:span text:style-name="T19">.</text:span><text:span text:style-name="T14">retryCount</text:span><text:span text:style-name="T19"> = </text:span><text:span text:style-name="T10">fifo</text:span><text:span text:style-name="T19">.</text:span><text:span text:style-name="T14">nbOfRetry</text:span></text:p>
      <text:p text:style-name="P18"><text:tab/><text:tab/><text:tab/><text:tab/><text:tab/><text:tab/>end</text:p>
      <text:p text:style-name="P16"><text:span text:style-name="T19"><text:tab/><text:tab/><text:tab/><text:tab/><text:tab/>else</text:span></text:p>
      <text:p text:style-name="P16"><text:tab/><text:tab/><text:tab/><text:tab/><text:tab/><text:tab/><text:span text:style-name="T7">buffer.</text:span><text:span text:style-name="T15">addToSendBuff</text:span><text:span text:style-name="T20">( </text:span><text:span text:style-name="T6">fifo.</text:span><text:span text:style-name="T15">front()</text:span><text:span text:style-name="T20">, </text:span><text:span text:style-name="T6">fifo</text:span><text:span text:style-name="T15">.id</text:span><text:span text:style-name="T20">, </text:span><text:span text:style-name="T6">fifo</text:span><text:span text:style-name="T20">.</text:span><text:span text:style-name="T14">seqWaitingAck</text:span><text:span text:style-name="T20"> )</text:span></text:p>
      <text:p text:style-name="P16"><text:span text:style-name="T20"><text:tab/><text:tab/><text:tab/><text:tab/><text:tab/><text:tab/></text:span><text:span text:style-name="T6">fifo</text:span><text:span text:style-name="T20">.</text:span><text:span text:style-name="T15">ackWaitTime</text:span><text:span text:style-name="T20"> = </text:span><text:span text:style-name="T6">fifo</text:span><text:span text:style-name="T20">.</text:span><text:span text:style-name="T15">ackTimeoutMs</text:span><text:span text:style-name="T20">;</text:span></text:p>
      <text:p text:style-name="P17"><text:tab/><text:tab/><text:tab/><text:tab/><text:tab/>end</text:p>
      <text:p text:style-name="P17"><text:tab/><text:tab/><text:tab/><text:tab/><text:tab/><text:span text:style-name="T5">fifo.</text:span><text:span text:style-name="T13">retryCount </text:span><text:span text:style-name="T25">--</text:span></text:p>
      <text:p text:style-name="P17"><text:tab/><text:tab/><text:tab/><text:tab/>end</text:p>
      <text:p text:style-name="P17"><text:tab/><text:tab/><text:tab/><text:tab/><text:span text:style-name="T5">fifo</text:span>.<text:span text:style-name="T12">ackWaitTimeCount</text:span>-- ;</text:p>
      <text:p text:style-name="P16"><text:span text:style-name="T20"><text:tab/><text:tab/><text:tab/>else </text:span>if(!<text:span text:style-name="T5">fifo</text:span>.i<text:span text:style-name="T12">sEmpty() </text:span><text:span text:style-name="T17">&amp;&amp; !</text:span><text:span text:style-name="T5">fifo</text:span><text:span text:style-name="T17">.</text:span><text:span text:style-name="T13">waitTimeCount</text:span><text:span text:style-name="T17">)</text:span></text:p>
      <text:p text:style-name="P12"><text:tab/><text:tab/><text:tab/><text:tab/>if( <text:s/>!<text:span text:style-name="T8">buffer.</text:span><text:span text:style-name="T12">addToSendBuff</text:span>( <text:span text:style-name="T5">fifo.</text:span><text:span text:style-name="T12">front()</text:span>, <text:span text:style-name="T5">fifo</text:span><text:span text:style-name="T12">.id</text:span>, <text:span text:style-name="T17">seq</text:span> ) )</text:p>
      <text:p text:style-name="P12"><text:tab/><text:tab/><text:tab/><text:tab/><text:tab/><text:span text:style-name="T5">fifo</text:span>.<text:span text:style-name="T12">waitTimeCount</text:span> = <text:span text:style-name="T5">fifo</text:span>.<text:span text:style-name="T12">waitTimeMs</text:span>;<text:tab/><text:tab/><text:tab/><text:tab/></text:p>
      <text:p text:style-name="P12"><text:tab/><text:tab/><text:tab/><text:tab/><text:tab/>switch(<text:span text:style-name="T5">fifo</text:span>.<text:span text:style-name="T12">Type</text:span>)</text:p>
      <text:p text:style-name="P12"><text:tab/><text:tab/><text:tab/><text:tab/><text:tab/><text:tab/>case DATA_WITH_ACK:</text:p>
      <text:p text:style-name="P12"><text:tab/><text:tab/><text:tab/><text:tab/><text:tab/><text:tab/><text:tab/><text:span text:style-name="T5">fifo</text:span>.<text:span text:style-name="T12">isWaitingAck</text:span> = true;</text:p>
      <text:p text:style-name="P12"><text:span text:style-name="T5"><text:tab/><text:tab/><text:tab/><text:tab/><text:tab/><text:tab/><text:tab/>fifo</text:span>.<text:span text:style-name="T13">seqWaitingAck</text:span> = <text:span text:style-name="T17">seq</text:span>;</text:p>
      <text:p text:style-name="P12"><text:tab/><text:tab/><text:tab/><text:tab/><text:tab/><text:tab/><text:tab/><text:span text:style-name="T5">fifo</text:span><text:span text:style-name="T17">.</text:span><text:span text:style-name="T12">ackWaitTime</text:span><text:span text:style-name="T17"> = </text:span><text:span text:style-name="T5">fifo</text:span><text:span text:style-name="T17">.</text:span><text:span text:style-name="T12">ackTimeoutMs</text:span><text:span text:style-name="T17">;</text:span></text:p>
      <text:p text:style-name="P12"><text:span text:style-name="T17"><text:tab/><text:tab/><text:tab/><text:tab/><text:tab/><text:tab/><text:tab/></text:span><text:span text:style-name="T9">fifo</text:span><text:span text:style-name="T18">.</text:span><text:span text:style-name="T13">retryCount</text:span><text:span text:style-name="T18"> = </text:span><text:span text:style-name="T9">fifo</text:span><text:span text:style-name="T18">.</text:span><text:span text:style-name="T13">nbOfRetry</text:span></text:p>
      <text:p text:style-name="P12"><text:tab/><text:tab/><text:tab/><text:tab/><text:tab/><text:tab/>case DATA:</text:p>
      <text:p text:style-name="P12"><text:tab/><text:tab/><text:tab/><text:tab/><text:tab/><text:tab/><text:tab/><text:span text:style-name="T5">fifo.</text:span><text:span text:style-name="T12">pop()</text:span></text:p>
      <text:p text:style-name="P12"><text:span text:style-name="T12"><text:tab/><text:tab/><text:tab/><text:tab/><text:tab/><text:tab/></text:span><text:span text:style-name="T21">case KEEP_ALIVE:</text:span></text:p>
      <text:p text:style-name="P12"><text:span text:style-name="T21"><text:tab/><text:tab/><text:tab/><text:tab/><text:tab/><text:tab/><text:tab/></text:span><text:span text:style-name="T11">fifo.</text:span><text:span text:style-name="T16">pop()</text:span></text:p>
      <text:p text:style-name="P12"><text:span text:style-name="T16"><text:tab/><text:tab/><text:tab/><text:tab/><text:tab/><text:tab/></text:span><text:span text:style-name="T21">case KEEP_ALIVE:</text:span></text:p>
      <text:p text:style-name="P12"><text:span text:style-name="T21"><text:tab/><text:tab/><text:tab/><text:tab/></text:span></text:p>
      <text:p text:style-name="P12"><text:tab/><text:tab/><text:tab/><text:tab/><text:tab/>end</text:p>
      <text:p text:style-name="P12"><text:span text:style-name="T17"><text:tab/><text:tab/><text:tab/><text:tab/><text:tab/>seq</text:span>++</text:p>
      <text:p text:style-name="P12"><text:tab/><text:tab/><text:tab/><text:tab/>end</text:p>
      <text:p text:style-name="P12"><text:tab/><text:tab/><text:tab/>end</text:p>
      <text:p text:style-name="P16"><text:tab/><text:tab/>end </text:p>
      <text:p text:style-name="P16"><text:tab/><text:tab/><text:span text:style-name="T7">buffer.</text:span><text:span text:style-name="T12">sendBuff</text:span>()</text:p>
      <text:p text:style-name="P16"><text:tab/>end</text:p>
      <text:p text:style-name="P14">end</text:p>
      <text:p text:style-name="P14"/>
      <text:p text:style-name="P21"/>
      <text:p text:style-name="P5"><text:span text:style-name="T2">receiver</text:span>: </text:p>
      <text:p text:style-name="Standard"/>
      <text:list xml:id="list1583224060" text:continue-numbering="true" text:style-name="L3">
        <text:list-item>
          <text:p text:style-name="P29">outputBuffList</text:p>
        </text:list-item>
        <text:list-item>
          <text:p text:style-name="P29">sender</text:p>
        </text:list-item>
        <text:list-item>
          <text:p text:style-name="P29">recvBuff</text:p>
        </text:list-item>
        <text:list-item>
          <text:p text:style-name="P29">recvCmd</text:p>
        </text:list-item>
      </text:list>
      <text:p text:style-name="Standard"/>
      <text:p text:style-name="P13">run() :</text:p>
      <text:p text:style-name="P15">while(1)</text:p>
      <text:p text:style-name="P15"><text:tab/>read(<text:span text:style-name="T5">recvBuff</text:span>, Buffsize) </text:p>
      <text:p text:style-name="P15"/>
      <text:p text:style-name="P15"><text:tab/>if( <text:span text:style-name="T5">recvBuff</text:span> != NULL)</text:p>
      <text:p text:style-name="P15"/>
      <text:p text:style-name="P15"><text:tab/><text:tab/>for (<text:span text:style-name="T5">recvCmd</text:span> in <text:span text:style-name="T5">recvBuff</text:span>)</text:p>
      <text:p text:style-name="P15"/>
      <text:p text:style-name="P15"><text:tab/><text:tab/><text:tab/>switch(<text:span text:style-name="T5">recvCmd</text:span>.<text:span text:style-name="T12">type</text:span> )</text:p>
      <text:p text:style-name="P15"><text:tab/><text:tab/><text:tab/>case ACK :</text:p>
      <text:p text:style-name="P15"><text:tab/><text:tab/><text:tab/><text:tab/><text:span text:style-name="T5">senderFifo</text:span> = <text:span text:style-name="T5">sender</text:span>.<text:span text:style-name="T24">inOutBuffList</text:span>.<text:span text:style-name="T12">fifoWithId</text:span>( ackIdToFifoId(<text:span text:style-name="T5">recvCmd</text:span>.<text:span text:style-name="T12">id) </text:span>) ;</text:p>
      <text:p text:style-name="P15"><text:tab/><text:tab/><text:tab/><text:tab/>if (<text:span text:style-name="T5">senderFifo</text:span>)</text:p>
      <text:p text:style-name="P15"><text:tab/><text:tab/><text:tab/><text:tab/><text:tab/><text:span text:style-name="T5">senserFifo</text:span>.<text:span text:style-name="T13">receivedAck(</text:span><text:span text:style-name="T9">recvCmd</text:span><text:span text:style-name="T13">.data)</text:span> ;</text:p>
      <text:p text:style-name="P15"><text:tab/><text:tab/><text:tab/><text:tab/>end</text:p>
      <text:p text:style-name="P15"><text:tab/><text:tab/><text:tab/>DATA:</text:p>
      <text:p text:style-name="P15"><text:tab/><text:tab/><text:tab/><text:tab/><text:span text:style-name="T5">fifo</text:span> = <text:span text:style-name="T24">inOutBuffList</text:span>.<text:span text:style-name="T12">fifoWithId</text:span>(<text:span text:style-name="T5">recvCmd</text:span>.<text:span text:style-name="T12">id</text:span>)</text:p>
      <text:p text:style-name="P15"><text:tab/><text:tab/><text:tab/><text:tab/>if (<text:span text:style-name="T5">fifo</text:span>)</text:p>
      <text:p text:style-name="P15"><text:tab/><text:tab/><text:tab/><text:tab/><text:tab/><text:span text:style-name="T5">fifo.</text:span><text:span text:style-name="T24">buffer</text:span><text:span text:style-name="T5">.</text:span><text:span text:style-name="T12">pushBack</text:span> (<text:span text:style-name="T5">recvCmd</text:span>.<text:span text:style-name="T12">data</text:span>)</text:p>
      <text:p text:style-name="P15"><text:tab/><text:tab/><text:tab/><text:tab/>end</text:p>
      <text:p text:style-name="P15"><text:tab/><text:tab/><text:tab/><text:span text:style-name="T25">DATA_WITH_ACK :</text:span></text:p>
      <text:p text:style-name="P15"><text:tab/><text:tab/><text:tab/><text:tab/><text:span text:style-name="T5">fifo</text:span> = <text:span text:style-name="T24">inOutBuffList</text:span>.<text:span text:style-name="T12">fifoWithId</text:span>(<text:span text:style-name="T5">recvCmd</text:span>.<text:span text:style-name="T12">id</text:span>)</text:p>
      <text:p text:style-name="P15"/>
      <text:p text:style-name="P15"><text:tab/><text:tab/><text:tab/><text:tab/>if (<text:span text:style-name="T5">fifo</text:span>)</text:p>
      <text:p text:style-name="P15"><text:tab/><text:tab/><text:tab/><text:tab/><text:tab/>if( <text:span text:style-name="T5">recvCmd.</text:span><text:span text:style-name="T12">seq !</text:span>= <text:span text:style-name="T5">fifo.</text:span><text:span text:style-name="T14">seqWaitingAck</text:span>)</text:p>
      <text:p text:style-name="P15"><text:tab/><text:tab/><text:tab/><text:tab/><text:tab/><text:tab/>pushError = <text:span text:style-name="T5">fifo.</text:span><text:span text:style-name="T24">buffer</text:span><text:span text:style-name="T5">.</text:span><text:span text:style-name="T12">pushBack</text:span> (<text:span text:style-name="T5">recvCmd</text:span>.<text:span text:style-name="T12">data</text:span>)</text:p>
      <text:p text:style-name="P15"/>
      <text:p text:style-name="P15"><text:tab/><text:tab/><text:tab/><text:tab/><text:tab/><text:tab/>if ( !pushError)</text:p>
      <text:p text:style-name="P15"><text:tab/><text:tab/><text:tab/><text:tab/><text:tab/><text:tab/><text:tab/>returnAck ( <text:span text:style-name="T5">recvCmd</text:span>.<text:span text:style-name="T12">id</text:span> , <text:span text:style-name="T5">recvCmd</text:span>.<text:span text:style-name="T12">seq</text:span> )</text:p>
      <text:p text:style-name="P15"><text:tab/><text:tab/><text:tab/><text:tab/><text:tab/><text:tab/><text:tab/> <text:span text:style-name="T5">fifo.</text:span><text:span text:style-name="T14">seqWaitingAck </text:span><text:span text:style-name="T19">=</text:span><text:span text:style-name="T14"> <text:s/></text:span><text:span text:style-name="T10">recvCmd.</text:span><text:span text:style-name="T14">seq</text:span></text:p>
      <text:p text:style-name="P15"><text:tab/><text:tab/><text:tab/><text:tab/><text:tab/><text:tab/>end</text:p>
      <text:p text:style-name="P15"><text:tab/><text:tab/><text:tab/><text:tab/><text:tab/>end</text:p>
      <text:p text:style-name="P15"><text:tab/><text:tab/><text:tab/><text:tab/>end</text:p>
      <text:p text:style-name="P15"><text:tab/><text:tab/><text:tab/>default :</text:p>
      <text:p text:style-name="P15"/>
      <text:p text:style-name="P15"><text:tab/><text:tab/><text:tab/>end</text:p>
      <text:p text:style-name="P15"><text:tab/><text:tab/>end</text:p>
      <text:p text:style-name="P15"><text:tab/><text:tab/> <text:span text:style-name="T5">recvBuff.</text:span><text:span text:style-name="T12">Clean()</text:span></text:p>
      <text:p text:style-name="P15"><text:tab/>end</text:p>
      <text:p text:style-name="P13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288cm" draw:dots2="1" draw:dots2-length="0.288cm" draw:distance="0.288cm"/>
    <draw:stroke-dash draw:name="Fine_20_Dotted" draw:display-name="Fine Dotted" draw:style="rect" draw:dots1="1" draw:distance="0.259cm"/>
    <draw:stroke-dash draw:name="Ultrafine_20_Dashed" draw:display-name="Ultrafine Dashed" draw:style="rect" draw:dots1="1" draw:dots1-length="0.029cm" draw:dots2="1" draw:dots2-length="0.029cm" draw:distance="0.029cm"/>
    <draw:stroke-dash draw:name="Ultrafine_20_Dotted_20__28_var_29_" draw:display-name="Ultrafine Dotted (var)" draw:style="rect" draw:dots1="1" draw:distance="28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MAITRE</meta:initial-creator>
    <meta:creation-date>2012-09-27T16:25:33</meta:creation-date>
    <dc:date>2012-11-14T17:11:25</dc:date>
    <dc:creator>Maxime MAITRE</dc:creator>
    <meta:editing-duration>P1DT19H35M1S</meta:editing-duration>
    <meta:editing-cycles>132</meta:editing-cycles>
    <meta:generator>LibreOffice/3.5$Linux_x86 LibreOffice_project/350m1$Build-2</meta:generator>
    <meta:printed-by>Maxime MAITRE</meta:printed-by>
    <meta:print-date>2012-10-25T11:00:00</meta:print-date>
    <meta:document-statistic meta:table-count="0" meta:image-count="0" meta:object-count="0" meta:page-count="5" meta:paragraph-count="130" meta:word-count="334" meta:character-count="2724" meta:non-whitespace-character-count="2200"/>
  </office:meta>
</office:document-meta>
</file>